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005cm" style:rel-column-width="30856*"/>
    </style:style>
    <style:style style:name="Таблица1.B" style:family="table-column">
      <style:table-column-properties style:column-width="8.996cm" style:rel-column-width="34679*"/>
    </style:style>
    <style:style style:name="Таблица1.A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20" style:family="table-row">
      <style:table-row-properties style:min-row-height="1.974cm"/>
    </style:style>
    <style:style style:name="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P3" style:family="paragraph" style:parent-style-name="Table_20_Contents">
      <style:text-properties fo:language="en" fo:country="US" fo:font-weight="bold" style:font-weight-asian="bold" style:font-weight-complex="bold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4pt" fo:language="en" fo:country="US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1">AVR <text:s/>ATMega8515</text:p>
          </table:table-cell>
          <table:covered-table-cell/>
        </table:table-row>
        <table:table-row>
          <table:table-cell table:style-name="Таблица1.A2" office:value-type="string">
            <text:p text:style-name="P1">Команда</text:p>
          </table:table-cell>
          <table:table-cell table:style-name="Таблица1.B2" office:value-type="string">
            <text:p text:style-name="P1">Вызов</text:p>
          </table:table-cell>
        </table:table-row>
        <table:table-row>
          <table:table-cell table:style-name="Таблица1.A2" office:value-type="string">
            <text:p text:style-name="Table_20_Contents">Подключаем библиотеку</text:p>
          </table:table-cell>
          <table:table-cell table:style-name="Таблица1.B2" office:value-type="string">
            <text:p text:style-name="Table_20_Contents">.include "8515def.inc" ; </text:p>
          </table:table-cell>
        </table:table-row>
        <table:table-row>
          <table:table-cell table:style-name="Таблица1.A2" office:value-type="string">
            <text:p text:style-name="Table_20_Contents">Создаём переменные</text:p>
          </table:table-cell>
          <table:table-cell table:style-name="Таблица1.B2" office:value-type="string">
            <text:p text:style-name="Table_20_Contents">.def x = r16; <text:s/></text:p>
            <text:p text:style-name="Table_20_Contents">.def y = r17; <text:s/></text:p>
          </table:table-cell>
        </table:table-row>
        <table:table-row>
          <table:table-cell table:style-name="Таблица1.A2" office:value-type="string">
            <text:p text:style-name="Table_20_Contents">Присваиваем значения переменным</text:p>
          </table:table-cell>
          <table:table-cell table:style-name="Таблица1.B2" office:value-type="string">
            <text:p text:style-name="Table_20_Contents">ldi x, 255; </text:p>
            <text:p text:style-name="Table_20_Contents">ldi y, 0; <text:s/></text:p>
          </table:table-cell>
        </table:table-row>
        <table:table-row>
          <table:table-cell table:style-name="Таблица1.A2" office:value-type="string">
            <text:p text:style-name="Table_20_Contents">Делаем порт <text:span text:style-name="T2">B</text:span><text:span text:style-name="T1"> </text:span><text:span text:style-name="T3">выходом</text:span></text:p>
          </table:table-cell>
          <table:table-cell table:style-name="Таблица1.B2" office:value-type="string">
            <text:p text:style-name="Table_20_Contents">ldi x, 255; <text:s/></text:p>
            <text:p text:style-name="Table_20_Contents">out DDRB,x; </text:p>
          </table:table-cell>
        </table:table-row>
        <table:table-row>
          <table:table-cell table:style-name="Таблица1.A2" office:value-type="string">
            <text:p text:style-name="Table_20_Contents">Делаем порт <text:span text:style-name="T2">A</text:span><text:span text:style-name="T1"> </text:span><text:span text:style-name="T3">входом</text:span></text:p>
          </table:table-cell>
          <table:table-cell table:style-name="Таблица1.B2" office:value-type="string">
            <text:p text:style-name="Table_20_Contents">ldi y, 0; </text:p>
            <text:p text:style-name="Table_20_Contents">out DDRA,y; </text:p>
          </table:table-cell>
        </table:table-row>
        <table:table-row>
          <table:table-cell table:style-name="Таблица1.A2" office:value-type="string">
            <text:p text:style-name="Table_20_Contents">Подрубаем резистор (<text:span text:style-name="T5">убрать дребезг</text:span>)</text:p>
          </table:table-cell>
          <table:table-cell table:style-name="Таблица1.B2" office:value-type="string">
            <text:p text:style-name="Table_20_Contents">ldi p,255;</text:p>
            <text:p text:style-name="Table_20_Contents">out PORTA,p; </text:p>
          </table:table-cell>
        </table:table-row>
        <table:table-row>
          <table:table-cell table:style-name="Таблица1.A2" office:value-type="string">
            <text:p text:style-name="Table_20_Contents">Зажечь определённые диоды</text:p>
          </table:table-cell>
          <table:table-cell table:style-name="Таблица1.B2" office:value-type="string">
            <text:p text:style-name="Table_20_Contents">ldi z,0b00110011;</text:p>
            <text:p text:style-name="Table_20_Contents">out PORTB, z;</text:p>
          </table:table-cell>
        </table:table-row>
        <table:table-row>
          <table:table-cell table:style-name="Таблица1.A2" office:value-type="string">
            <text:p text:style-name="Table_20_Contents">Реализация вечного цикла с помощью метки</text:p>
          </table:table-cell>
          <table:table-cell table:style-name="Таблица1.B2" office:value-type="string">
            <text:p text:style-name="Table_20_Contents">metka_1:</text:p>
            <text:p text:style-name="Table_20_Contents"/>
            <text:p text:style-name="Table_20_Contents"><text:s text:c="2"/><text:span text:style-name="T6"><text:s text:c="2"/>; блок кода внутри цикла</text:span></text:p>
            <text:p text:style-name="Table_20_Contents"/>
            <text:p text:style-name="Table_20_Contents">rjmp metka_1;</text:p>
          </table:table-cell>
        </table:table-row>
        <table:table-row>
          <table:table-cell table:style-name="Таблица1.A2" office:value-type="string">
            <text:p text:style-name="Table_20_Contents">Ожидание нажатия на кнопку</text:p>
            <text:p text:style-name="Table_20_Contents"/>
            <text:p text:style-name="P2">перед этим делаем чёрным 3-ий с конца прямоугольник на PINA</text:p>
          </table:table-cell>
          <table:table-cell table:style-name="Таблица1.B2" office:value-type="string">
            <text:p text:style-name="Table_20_Contents">metka_20:</text:p>
            <text:p text:style-name="Table_20_Contents">sbic PINA,<text:span text:style-name="T5">2</text:span>;</text:p>
            <text:p text:style-name="Table_20_Contents">rjmp metka_20;</text:p>
          </table:table-cell>
        </table:table-row>
        <table:table-row>
          <table:table-cell table:style-name="Таблица1.B2" table:number-columns-spanned="2" office:value-type="string">
            <text:p text:style-name="P1">Арифметические операции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Присвоить переменной значение константы <text:s text:c="2"/><text:span text:style-name="T1">(b = 8)</text:span></text:p>
          </table:table-cell>
          <table:table-cell table:style-name="Таблица1.B2" office:value-type="string">
            <text:p text:style-name="Table_20_Contents">ldi b,8;</text:p>
          </table:table-cell>
        </table:table-row>
        <table:table-row>
          <table:table-cell table:style-name="Таблица1.A2" office:value-type="string">
            <text:p text:style-name="Table_20_Contents">Присвоить переменной значение другой переменной <text:span text:style-name="T1">(a = b)</text:span></text:p>
          </table:table-cell>
          <table:table-cell table:style-name="Таблица1.B2" office:value-type="string">
            <text:p text:style-name="Table_20_Contents">mov a,b;</text:p>
          </table:table-cell>
        </table:table-row>
        <table:table-row>
          <table:table-cell table:style-name="Таблица1.A2" office:value-type="string">
            <text:p text:style-name="P4">Увеличить значение переменной (<text:span text:style-name="T1">a += b)</text:span></text:p>
          </table:table-cell>
          <table:table-cell table:style-name="Таблица1.B2" office:value-type="string">
            <text:p text:style-name="Table_20_Contents">add a,b;</text:p>
          </table:table-cell>
        </table:table-row>
        <table:table-row>
          <table:table-cell table:style-name="Таблица1.A2" office:value-type="string">
            <text:p text:style-name="Table_20_Contents">Уменьшить значение переменной <text:span text:style-name="T1">(a </text:span><text:span text:style-name="T7">-</text:span><text:span text:style-name="T1">= b)</text:span></text:p>
          </table:table-cell>
          <table:table-cell table:style-name="Таблица1.B2" office:value-type="string">
            <text:p text:style-name="Table_20_Contents">sub a,b;</text:p>
          </table:table-cell>
        </table:table-row>
        <table:table-row>
          <table:table-cell table:style-name="Таблица1.B2" table:number-columns-spanned="2" office:value-type="string">
            <text:p text:style-name="P1">Логические операции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равнение двух переменных</text:p>
            <text:p text:style-name="Table_20_Contents">Если переменные не равны, то переходим на метку <text:span text:style-name="T5">neravno</text:span></text:p>
            <text:p text:style-name="P3">(a != b)</text:p>
          </table:table-cell>
          <table:table-cell table:style-name="Таблица1.B2" office:value-type="string">
            <text:p text:style-name="Table_20_Contents">cp a,b</text:p>
            <text:p text:style-name="Table_20_Contents"><text:span text:style-name="T5">brne</text:span> neravno; </text:p>
          </table:table-cell>
        </table:table-row>
        <table:table-row>
          <table:table-cell table:style-name="Таблица1.A2" office:value-type="string">
            <text:p text:style-name="Table_20_Contents">Сравнение переменных</text:p>
            <text:p text:style-name="Table_20_Contents">Переход на метку <text:span text:style-name="T5">ravno</text:span>, если переменные равны</text:p>
            <text:p text:style-name="P3">(a == b)</text:p>
          </table:table-cell>
          <table:table-cell table:style-name="Таблица1.B2" office:value-type="string">
            <text:p text:style-name="Table_20_Contents">cp a,b</text:p>
            <text:p text:style-name="Table_20_Contents"><text:span text:style-name="T5">breq</text:span> ravno; </text:p>
          </table:table-cell>
        </table:table-row>
        <table:table-row table:style-name="Таблица1.20">
          <table:table-cell table:style-name="Таблица1.A2" office:value-type="string">
            <text:p text:style-name="Table_20_Contents">Сравнение переменных</text:p>
            <text:p text:style-name="Table_20_Contents">Переходим на метку <text:span text:style-name="T5">menshe</text:span>, когда <text:span text:style-name="T3">а меньше </text:span><text:span text:style-name="T1">b <text:s/></text:span><text:span text:style-name="T4">(</text:span><text:span text:style-name="T2">a &lt; b)</text:span></text:p>
          </table:table-cell>
          <table:table-cell table:style-name="Таблица1.B2" office:value-type="string">
            <text:p text:style-name="Table_20_Contents">cp a,b</text:p>
            <text:p text:style-name="Table_20_Contents"><text:span text:style-name="T5">brlo</text:span> menshe; </text:p>
          </table:table-cell>
        </table:table-row>
        <text:soft-page-break/>
        <table:table-row>
          <table:table-cell table:style-name="Таблица1.A2" office:value-type="string">
            <text:p text:style-name="P4">Сравнение переменных</text:p>
            <text:p text:style-name="P4">Переходим на метку bigorravno, когда <text:span text:style-name="T1">a </text:span>больше или равно <text:span text:style-name="T1">b </text:span><text:span text:style-name="T2">(a &gt;= b)</text:span></text:p>
          </table:table-cell>
          <table:table-cell table:style-name="Таблица1.B2" office:value-type="string">
            <text:p text:style-name="Table_20_Contents">cp a,b</text:p>
            <text:p text:style-name="Table_20_Contents"><text:span text:style-name="T5">brsh</text:span> bigorravno; </text:p>
          </table:table-cell>
        </table:table-row>
        <table:table-row>
          <table:table-cell table:style-name="Таблица1.B2" table:number-columns-spanned="2" office:value-type="string">
            <text:p text:style-name="P1">Шаблон программы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Вставлять данный код в начале любой программы</text:p>
          </table:table-cell>
          <table:table-cell table:style-name="Таблица1.B2" office:value-type="string">
            <text:p text:style-name="P6">.include "8515def.inc" <text:s/>; библиотека</text:p>
            <text:p text:style-name="P6"/>
            <text:p text:style-name="P6">.def high = r20; <text:s/></text:p>
            <text:p text:style-name="P6">.def low = r21; <text:s/></text:p>
            <text:p text:style-name="P6"/>
            <text:p text:style-name="P7">;;;;;;;;;;;;;;;;;;;;;;;;;;;;;</text:p>
            <text:p text:style-name="P7">.org $000</text:p>
            <text:p text:style-name="P7">rjmp init</text:p>
            <text:p text:style-name="P7">init:</text:p>
            <text:p text:style-name="P7">ldi r16,low(RAMEND)</text:p>
            <text:p text:style-name="P7">out SPL,r16</text:p>
            <text:p text:style-name="P7">ldi r17,high(RAMEND)</text:p>
            <text:p text:style-name="P7">out SPH,r17</text:p>
            <text:p text:style-name="P7">;;;;;;;;;;;;;;;;;;;;;;;;;;;;;</text:p>
            <text:p text:style-name="P6"><text:s text:c="2"/></text:p>
            <text:p text:style-name="P6">ldi high, 255; </text:p>
            <text:p text:style-name="P6">ldi low, 0; </text:p>
            <text:p text:style-name="P6"><text:s/></text:p>
            <text:p text:style-name="P6">out DDRB,high; B - выход</text:p>
            <text:p text:style-name="P6">out DDRA,low; A - вход</text:p>
            <text:p text:style-name="P6">out PORTA,high; убрать дребезг</text:p>
            <text:p text:style-name="P6"/>
          </table:table-cell>
        </table:table-row>
        <table:table-row>
          <table:table-cell table:style-name="Таблица1.B2" table:number-columns-spanned="2" office:value-type="string">
            <text:p text:style-name="P1">Реализация подпрограмм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дим две подпрограммы, зажигающие диоды определённым образом</text:p>
          </table:table-cell>
          <table:table-cell table:style-name="Таблица1.B2" office:value-type="string">
            <text:p text:style-name="P6">setDiodsCombinationOne:</text:p>
            <text:p text:style-name="P6"><text:tab/>ldi z, 0b01010101</text:p>
            <text:p text:style-name="P6"><text:tab/>out PORTB, z;</text:p>
            <text:p text:style-name="P6">ret</text:p>
            <text:p text:style-name="P6"/>
            <text:p text:style-name="P6"/>
            <text:p text:style-name="P6">setDiodsCombinationTwo:</text:p>
            <text:p text:style-name="P6"><text:tab/>ldi z, 0b11000011</text:p>
            <text:p text:style-name="P6"><text:tab/>out PORTB, z;</text:p>
            <text:p text:style-name="P6">ret</text:p>
          </table:table-cell>
        </table:table-row>
        <table:table-row>
          <table:table-cell table:style-name="Таблица1.A2" office:value-type="string">
            <text:p text:style-name="Table_20_Contents">Вызов подпрограмм </text:p>
            <text:p text:style-name="Table_20_Contents">(можем вызывать сколько угодно раз)</text:p>
          </table:table-cell>
          <table:table-cell table:style-name="Таблица1.B2" office:value-type="string">
            <text:p text:style-name="Table_20_Contents"><text:span text:style-name="T5">rcall </text:span>setDiodsCombinationOne;</text:p>
            <text:p text:style-name="Table_20_Contents"><text:span text:style-name="T5">rcall</text:span> setDiodsCombinationTwo;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Maxim</meta:initial-creator>
    <meta:creation-date>2017-02-26T18:17:23.14</meta:creation-date>
    <meta:generator>OpenOffice/4.1.1$Win32 OpenOffice.org_project/411m6$Build-9775</meta:generator>
    <dc:date>2017-02-27T23:21:01.83</dc:date>
    <dc:creator>Максим Maxim</dc:creator>
    <meta:editing-duration>PT1H38M</meta:editing-duration>
    <meta:editing-cycles>53</meta:editing-cycles>
    <meta:document-statistic meta:table-count="1" meta:image-count="0" meta:object-count="0" meta:page-count="2" meta:paragraph-count="95" meta:word-count="297" meta:character-count="1931"/>
  </office:meta>
</office:document-meta>
</file>